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will attempt to explain the purpose for the existence of each file/directory contained under the tnvme directory.</text:p>
      <text:p text:style-name="Standard"/>
      <text:list xml:id="list1555392197" text:style-name="L1">
        <text:list-item>
          <text:p text:style-name="P1">DIRECTORIES</text:p>
          <text:list>
            <text:list-item>
              <text:p text:style-name="P1">Cmds</text:p>
              <text:list>
                <text:list-item>
                  <text:p text:style-name="P1">Contains source code for all commands for all the command sets. These classes are the objects which can be sent to an SQ. The resource manager supports all these objects.</text:p>
                </text:list-item>
              </text:list>
            </text:list-item>
            <text:list-item>
              <text:p text:style-name="P1">Doc</text:p>
              <text:list>
                <text:list-item>
                  <text:p text:style-name="P1">This is where all local documentation will reside.</text:p>
                </text:list-item>
                <text:list-item>
                  <text:p text:style-name="P1">More documentation can be found at <text:a xlink:type="simple" xlink:href="https://github.com/nvmecompliance/tnvme/wiki">https://github.com/nvmecompliance/tnvme/wiki</text:a> </text:p>
                </text:list-item>
                <text:list-item>
                  <text:p text:style-name="P1">Doc/HTML</text:p>
                  <text:list>
                    <text:list-item>
                      <text:p text:style-name="P1">This is where the doxygen generated output files are placed.</text:p>
                    </text:list-item>
                    <text:list-item>
                      <text:p text:style-name="P1">See Makfile target “doc”</text:p>
                    </text:list-item>
                    <text:list-item>
                      <text:p text:style-name="P1">See shell script classHierarchy.sh to view this data.</text:p>
                    </text:list-item>
                  </text:list>
                </text:list-item>
              </text:list>
            </text:list-item>
            <text:list-item>
              <text:p text:style-name="P1">Grp*</text:p>
              <text:list>
                <text:list-item>
                  <text:p text:style-name="P1">These directories contain the group test logic which encompass the tnvme test suite's functionality. For each group of tests supported by tnvme there will be a corresponding directory which contains the logic for all those tests. Each group will have tests and the test source lives within these directories for all revisions of the NVME spec. which are supported.</text:p>
                </text:list-item>
              </text:list>
            </text:list-item>
            <text:list-item>
              <text:p text:style-name="P1">Logs</text:p>
              <text:list>
                <text:list-item>
                  <text:p text:style-name="P1">The output directory for logging and dump files after running tnvme</text:p>
                </text:list-item>
              </text:list>
            </text:list-item>
            <text:list-item>
              <text:p text:style-name="P1">Queues</text:p>
              <text:list>
                <text:list-header>
                  <text:p text:style-name="P1">Contains source code for CQ and SQ management and/or creation. These classes are the objects which receive the objects contained within the Cmds directory. The resource manager supports all these objects.</text:p>
                </text:list-header>
              </text:list>
            </text:list-item>
            <text:list-item>
              <text:p text:style-name="P1">rpm</text:p>
              <text:list>
                <text:list-item>
                  <text:p text:style-name="P1">Output directory when creating RPM files.</text:p>
                </text:list-item>
                <text:list-item>
                  <text:p text:style-name="P1">See Makefile rpm target</text:p>
                </text:list-item>
              </text:list>
            </text:list-item>
            <text:list-item>
              <text:p text:style-name="P1">rpmbuild</text:p>
              <text:list>
                <text:list-item>
                  <text:p text:style-name="P1">RPM build intermediate output directory.</text:p>
                </text:list-item>
              </text:list>
            </text:list-item>
            <text:list-item>
              <text:p text:style-name="P1">Singletons</text:p>
              <text:list>
                <text:list-item>
                  <text:p text:style-name="P1">Contains the source code for all tnvme framework's singleton design pattern objects.</text:p>
                </text:list-item>
              </text:list>
            </text:list-item>
            <text:list-item>
              <text:p text:style-name="P1">Utils</text:p>
              <text:list>
                <text:list-item>
                  <text:p text:style-name="P1">Contains the source code for utility type functionality. Utility items are things like file system interaction, buffer management, generic dnvme interface duties. This could also be thought of as a miscellaneous directory.</text:p>
                </text:list-item>
              </text:list>
            </text:list-item>
          </text:list>
        </text:list-item>
        <text:list-item>
          <text:p text:style-name="P1">FILES</text:p>
          <text:list>
            <text:list-item>
              <text:p text:style-name="P1">build.sh</text:p>
              <text:list>
                <text:list-item>
                  <text:p text:style-name="P1">A shell script to support the creation of RPM's, both source and binary RPM's.</text:p>
                </text:list-item>
                <text:list-item>
                  <text:p text:style-name="P1">See the Makefile target called “rpm”</text:p>
                </text:list-item>
              </text:list>
            </text:list-item>
            <text:list-item>
              <text:p text:style-name="P1">classHierarchy.sh</text:p>
              <text:list>
                <text:list-item>
                  <text:p text:style-name="P1">A shell script to demonstrate how to launch the doxygen generated output files for viewing.</text:p>
                </text:list-item>
              </text:list>
            </text:list-item>
            <text:list-item>
              <text:p text:style-name="P1">configure</text:p>
              <text:list>
                <text:list-item>
                  <text:p text:style-name="P1">A shell script to support the configuration of the source code to binary translation process.</text:p>
                </text:list-item>
                <text:list-item>
                  <text:p text:style-name="P1">Originally introduced to support the creation of RPM's</text:p>
                </text:list-item>
              </text:list>
            </text:list-item>
            <text:list-item>
              <text:p text:style-name="P1">dbgMemLeak.sh</text:p>
              <text:list>
                <text:list-item>
                  <text:p text:style-name="P1"><text:soft-page-break/>A shell script to launch tnvme to find memory leaks caused by questionable programming.</text:p>
                </text:list-item>
                <text:list-item>
                  <text:p text:style-name="P1">It is recommended that you supply running all the tests withing the test group you have affected by coding, rather than just running the test case which has been added.</text:p>
                </text:list-item>
                <text:list-item>
                  <text:p text:style-name="P1">After running this script verify that the LEAK SUMMARY <text:s/>at the end states 0 bytes lost for the “definately” and “indirectly” reported cases.</text:p>
                </text:list-item>
              </text:list>
            </text:list-item>
            <text:list-item>
              <text:p text:style-name="P1">dnvme.h</text:p>
              <text:list>
                <text:list-item>
                  <text:p text:style-name="P1">Interface file to the dnvme.ko driver, to access IOCTL's and structures to the dnvme driver, simply include this file.</text:p>
                </text:list-item>
              </text:list>
            </text:list-item>
            <text:list-item>
              <text:p text:style-name="P1">doxygen.conf</text:p>
              <text:list>
                <text:list-item>
                  <text:p text:style-name="P1">Control file to direct doxygen to create the source code documentation found within ./Doc/HTML</text:p>
                </text:list-item>
              </text:list>
            </text:list-item>
            <text:list-item>
              <text:p text:style-name="P1">globals.{cpp | h}</text:p>
              <text:list>
                <text:list-item>
                  <text:p text:style-name="P1">Files to create/define all global variables/objects/singletons</text:p>
                </text:list-item>
              </text:list>
            </text:list-item>
            <text:list-item>
              <text:p text:style-name="P1">group.{cpp | h}</text:p>
              <text:list>
                <text:list-item>
                  <text:p text:style-name="P1">Base class for all groups which encompass the tnvme test suite</text:p>
                </text:list-item>
              </text:list>
            </text:list-item>
            <text:list-item>
              <text:p text:style-name="P1">Makefile</text:p>
              <text:list>
                <text:list-item>
                  <text:p text:style-name="P1">This makefile drives the building of the tnvme test suite</text:p>
                </text:list-item>
              </text:list>
            </text:list-item>
            <text:list-item>
              <text:p text:style-name="P1">observer.h</text:p>
              <text:list>
                <text:list-item>
                  <text:p text:style-name="P1">Source code template file for the subject-observer design pattern</text:p>
                </text:list-item>
              </text:list>
            </text:list-item>
            <text:list-item>
              <text:p text:style-name="P1">README</text:p>
              <text:list>
                <text:list-item>
                  <text:p text:style-name="P1">Readme file primarily to support publication on <text:a xlink:type="simple" xlink:href="https://github.com/organizations/nvmecompliance">https://github.com/organizations/nvmecompliance</text:a></text:p>
                </text:list-item>
              </text:list>
            </text:list-item>
            <text:list-item>
              <text:p text:style-name="P1">runqemu.sh</text:p>
              <text:list>
                <text:list-item>
                  <text:p text:style-name="P1">This schell script launches the tnvme test suites when running within the QEMU virtualized environment. QEMU does not support all the features that real hardware can/will support. Some tests must be skipped, and if forgotten this will cause QEMU to lock/freeze which can be annoying, so this script is recommended for use so one doesn't forget to avoid the annoyance.</text:p>
                </text:list-item>
              </text:list>
            </text:list-item>
            <text:list-item>
              <text:p text:style-name="P1">skipqemu.cfg</text:p>
              <text:list>
                <text:list-item>
                  <text:p text:style-name="P1">A skip test file to support the runqemu.sh schell script.</text:p>
                </text:list-item>
              </text:list>
            </text:list-item>
            <text:list-item>
              <text:p text:style-name="P1">subject.h</text:p>
              <text:list>
                <text:list-item>
                  <text:p text:style-name="P1">Source code template file for the subject-observer design pattern</text:p>
                </text:list-item>
              </text:list>
            </text:list-item>
            <text:list-item>
              <text:p text:style-name="P1">test.{cpp | h}</text:p>
              <text:list>
                <text:list-item>
                  <text:p text:style-name="P1">Base class logic for all tests contained with the tnvme test suite.</text:p>
                </text:list-item>
              </text:list>
            </text:list-item>
            <text:list-item>
              <text:p text:style-name="P1">tnvme</text:p>
              <text:list>
                <text:list-item>
                  <text:p text:style-name="P1">The resulting binary executable encompassing the tnvme test suite</text:p>
                </text:list-item>
              </text:list>
            </text:list-item>
            <text:list-item>
              <text:p text:style-name="P1">tnvme.{cpp | h}</text:p>
              <text:list>
                <text:list-item>
                  <text:p text:style-name="P1">The main, entry point, logic for the tnvme test suite.</text:p>
                </text:list-item>
              </text:list>
            </text:list-item>
            <text:list-item>
              <text:p text:style-name="P1">tnvmeHelpers.{cpp | h}</text:p>
              <text:list>
                <text:list-item>
                  <text:p text:style-name="P1">Source code logic to help support the tnmve test suite interface.</text:p>
                </text:list-item>
              </text:list>
            </text:list-item>
            <text:list-item>
              <text:p text:style-name="P1">tnvme.spec</text:p>
              <text:list>
                <text:list-item>
                  <text:p text:style-name="P1">Specification file used to support RPM creation, see Makefile target “rpm”</text:p>
                </text:list-item>
              </text:list>
            </text:list-item>
            <text:list-item>
              <text:p text:style-name="P1">trackable.{cpp | h}</text:p>
              <text:list>
                <text:list-item>
                  <text:p text:style-name="P1">Source code files to be base class for all objects which must be tracked by the resource manager.</text:p>
                </text:list-item>
              </text:list>
            </text:list-item>
            <text:list-item>
              <text:p text:style-name="P1">version.h</text:p>
              <text:list>
                <text:list-item>
                  <text:p text:style-name="P1">File to contain the revision information for each new release of the tnvme test suite. It is currently in this format to support the creation of RPM's as well as to compile the value <text:soft-page-break/>into the tnvme binary.</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7T10:13:31</meta:creation-date>
    <meta:generator>LibreOffice/3.4$Unix LibreOffice_project/340m1$Build-402</meta:generator>
    <dc:date>2011-12-06T10:35:35</dc:date>
    <meta:editing-duration>PT2H15M53S</meta:editing-duration>
    <meta:editing-cycles>28</meta:editing-cycles>
    <dc:creator>Todd Rentmeester</dc:creator>
    <meta:document-statistic meta:table-count="0" meta:image-count="0" meta:object-count="0" meta:page-count="3" meta:paragraph-count="73" meta:word-count="752" meta:character-count="4566" meta:non-whitespace-character-count="3885"/>
  </office:meta>
</office:document-meta>
</file>